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fb26b"/>
    </style:style>
    <style:style style:name="P2" style:family="paragraph" style:parent-style-name="Standard">
      <style:text-properties officeooo:rsid="001fb26b" officeooo:paragraph-rsid="001fb26b"/>
    </style:style>
    <style:style style:name="P3" style:family="paragraph" style:parent-style-name="Standard">
      <style:text-properties fo:font-weight="bold" officeooo:rsid="00208bf3" officeooo:paragraph-rsid="00208bf3" style:font-weight-asian="bold" style:font-weight-complex="bold"/>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text-properties officeooo:paragraph-rsid="0020ac5b"/>
    </style:style>
    <style:style style:name="P6" style:family="paragraph" style:parent-style-name="Text_20_body">
      <style:text-properties fo:font-weight="bold" officeooo:rsid="00208bf3" officeooo:paragraph-rsid="00208bf3" style:font-weight-asian="bold" style:font-weight-complex="bold"/>
    </style:style>
    <style:style style:name="P7" style:family="paragraph" style:parent-style-name="Text_20_body">
      <style:paragraph-properties fo:break-before="page"/>
      <style:text-properties fo:font-weight="bold" officeooo:rsid="002807ff" officeooo:paragraph-rsid="002807ff" style:font-weight-asian="bold" style:font-weight-complex="bold"/>
    </style:style>
    <style:style style:name="P8" style:family="paragraph" style:parent-style-name="Text_20_body">
      <style:text-properties fo:font-weight="bold" officeooo:rsid="002807ff" officeooo:paragraph-rsid="002807ff" style:font-weight-asian="bold" style:font-weight-complex="bold"/>
    </style:style>
    <style:style style:name="P9" style:family="paragraph" style:parent-style-name="Text_20_body">
      <style:text-properties fo:font-weight="bold" officeooo:rsid="002914c4" officeooo:paragraph-rsid="002914c4" style:font-weight-asian="bold" style:font-weight-complex="bold"/>
    </style:style>
    <style:style style:name="P10" style:family="paragraph" style:parent-style-name="Text_20_body">
      <style:text-properties fo:font-weight="bold" officeooo:rsid="002a5ce3" officeooo:paragraph-rsid="002a5ce3" style:font-weight-asian="bold" style:font-weight-complex="bold"/>
    </style:style>
    <style:style style:name="P11" style:family="paragraph" style:parent-style-name="Text_20_body">
      <style:text-properties fo:font-weight="bold" officeooo:rsid="002ae3e8" officeooo:paragraph-rsid="002ae3e8" style:font-weight-asian="bold" style:font-weight-complex="bold"/>
    </style:style>
    <style:style style:name="P12" style:family="paragraph" style:parent-style-name="Text_20_body">
      <style:text-properties fo:font-weight="bold" officeooo:rsid="002c06ac" officeooo:paragraph-rsid="002c06ac" style:font-weight-asian="bold" style:font-weight-complex="bold"/>
    </style:style>
    <style:style style:name="P13" style:family="paragraph" style:parent-style-name="Text_20_body">
      <style:text-properties fo:font-weight="bold" officeooo:rsid="002c97d8" officeooo:paragraph-rsid="002c97d8" style:font-weight-asian="bold" style:font-weight-complex="bold"/>
    </style:style>
    <style:style style:name="P14" style:family="paragraph" style:parent-style-name="Text_20_body">
      <style:paragraph-properties fo:break-before="page"/>
      <style:text-properties fo:font-weight="bold" officeooo:rsid="002d287b" officeooo:paragraph-rsid="002d287b" style:font-weight-asian="bold" style:font-weight-complex="bold"/>
    </style:style>
    <style:style style:name="P15" style:family="paragraph" style:parent-style-name="Text_20_body">
      <style:text-properties fo:font-weight="bold" officeooo:rsid="002d3462" officeooo:paragraph-rsid="002d3462" style:font-weight-asian="bold" style:font-weight-complex="bold"/>
    </style:style>
    <style:style style:name="P16" style:family="paragraph" style:parent-style-name="Text_20_body">
      <style:text-properties fo:font-weight="bold" officeooo:rsid="002e743d" officeooo:paragraph-rsid="002e743d" style:font-weight-asian="bold" style:font-weight-complex="bold"/>
    </style:style>
    <style:style style:name="P17" style:family="paragraph" style:parent-style-name="Text_20_body">
      <style:text-properties fo:font-weight="bold" officeooo:rsid="002fc3c9" officeooo:paragraph-rsid="002fc3c9" style:font-weight-asian="bold" style:font-weight-complex="bold"/>
    </style:style>
    <style:style style:name="P18" style:family="paragraph" style:parent-style-name="Text_20_body">
      <style:text-properties fo:font-weight="bold" officeooo:rsid="002fe056" officeooo:paragraph-rsid="002fe056" style:font-weight-asian="bold" style:font-weight-complex="bold"/>
    </style:style>
    <style:style style:name="P19" style:family="paragraph" style:parent-style-name="Text_20_body">
      <style:text-properties fo:font-weight="bold" officeooo:rsid="002d3462" officeooo:paragraph-rsid="002d3462" fo:background-color="#ffff00" style:font-weight-asian="bold" style:font-weight-complex="bold"/>
    </style:style>
    <style:style style:name="P20" style:family="paragraph" style:parent-style-name="Text_20_body">
      <style:text-properties fo:font-weight="bold" officeooo:rsid="002fe056" officeooo:paragraph-rsid="002fe056" fo:background-color="#ffff00" style:font-weight-asian="bold" style:font-weight-complex="bold"/>
    </style:style>
    <style:style style:name="P21" style:family="paragraph" style:parent-style-name="Text_20_body">
      <style:text-properties fo:font-weight="bold" officeooo:rsid="0030e180" officeooo:paragraph-rsid="0030e180" fo:background-color="#ffff00" style:font-weight-asian="bold" style:font-weight-complex="bold"/>
    </style:style>
    <style:style style:name="P22" style:family="paragraph" style:parent-style-name="Text_20_body">
      <style:text-properties fo:font-weight="bold" officeooo:rsid="002fe056" officeooo:paragraph-rsid="002fe056" fo:background-color="transparent" style:font-weight-asian="bold" style:font-weight-complex="bold"/>
    </style:style>
    <style:style style:name="P23" style:family="paragraph" style:parent-style-name="Text_20_body">
      <style:text-properties fo:font-weight="bold" officeooo:rsid="002fe056" officeooo:paragraph-rsid="0030c9a0" fo:background-color="transparent" style:font-weight-asian="bold" style:font-weight-complex="bold"/>
    </style:style>
    <style:style style:name="P24" style:family="paragraph" style:parent-style-name="Text_20_body">
      <style:text-properties fo:font-weight="bold" officeooo:rsid="0030e180" officeooo:paragraph-rsid="0030e180" fo:background-color="transparent" style:font-weight-asian="bold" style:font-weight-complex="bold"/>
    </style:style>
    <style:style style:name="P25" style:family="paragraph" style:parent-style-name="Text_20_body">
      <style:text-properties fo:font-weight="bold" officeooo:rsid="003375f9" officeooo:paragraph-rsid="003375f9" fo:background-color="transparent" style:font-weight-asian="bold" style:font-weight-complex="bold"/>
    </style:style>
    <style:style style:name="P26" style:family="paragraph" style:parent-style-name="Text_20_body">
      <style:text-properties officeooo:rsid="0020ac5b" officeooo:paragraph-rsid="0020ac5b"/>
    </style:style>
    <style:style style:name="P27" style:family="paragraph" style:parent-style-name="Text_20_body">
      <style:text-properties officeooo:rsid="0023c6e4" officeooo:paragraph-rsid="0023c6e4"/>
    </style:style>
    <style:style style:name="T1" style:family="text">
      <style:text-properties officeooo:rsid="001fb26b"/>
    </style:style>
    <style:style style:name="T2" style:family="text">
      <style:text-properties fo:color="#000000" loext:opacity="100%" fo:font-size="12pt"/>
    </style:style>
    <style:style style:name="T3" style:family="text">
      <style:text-properties fo:color="#000000" loext:opacity="100%" fo:font-size="12pt" officeooo:rsid="0023c6e4"/>
    </style:style>
    <style:style style:name="T4" style:family="text">
      <style:text-properties officeooo:rsid="0020ac5b"/>
    </style:style>
    <style:style style:name="T5" style:family="text">
      <style:text-properties officeooo:rsid="0021bf36"/>
    </style:style>
    <style:style style:name="T6" style:family="text">
      <style:text-properties officeooo:rsid="0023b019"/>
    </style:style>
    <style:style style:name="T7" style:family="text">
      <style:text-properties officeooo:rsid="0023c6e4"/>
    </style:style>
    <style:style style:name="T8" style:family="text">
      <style:text-properties officeooo:rsid="002914c4"/>
    </style:style>
    <style:style style:name="T9" style:family="text">
      <style:text-properties officeooo:rsid="002a5ce3"/>
    </style:style>
    <style:style style:name="T10" style:family="text">
      <style:text-properties officeooo:rsid="002ae3e8"/>
    </style:style>
    <style:style style:name="T11" style:family="text">
      <style:text-properties officeooo:rsid="002c06ac"/>
    </style:style>
    <style:style style:name="T12" style:family="text">
      <style:text-properties officeooo:rsid="002c97d8"/>
    </style:style>
    <style:style style:name="T13" style:family="text">
      <style:text-properties fo:background-color="#ffff00" loext:char-shading-value="0"/>
    </style:style>
    <style:style style:name="T14" style:family="text">
      <style:text-properties officeooo:rsid="0030c9a0"/>
    </style:style>
    <style:style style:name="T15" style:family="text">
      <style:text-properties officeooo:rsid="0032aba8"/>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n each of: shortest paths from ppi -&gt; eachKD net, shortest paths from kd -&gt; ppi net, k-shortest paths between ppi and kd net.</text:p>
      <text:p text:style-name="Standard"/>
      <text:p text:style-name="Standard"/>
      <text:p text:style-name="P1">Modularize by dsd/PAM and by network communities, </text:p>
      <text:p text:style-name="P1"><text:span text:style-name="T1">l</text:span>ist notable betweenness/npaths, </text:p>
      <text:p text:style-name="P1">run <text:span text:style-name="T1">gene set </text:span>enrichment (enrichment by clinical data source, by TB secreted factor origin, by <text:span text:style-name="T1">sig centrality groups/thresholded by sig centrality groups</text:span>) <text:span text:style-name="T1">(get other gene sets to use)</text:span>,</text:p>
      <text:p text:style-name="P2">generate cytoscape graphs for each network and visualize each centrality score, module, secreted factor module, and clinical data source, </text:p>
      <text:p text:style-name="P2"/>
      <text:p text:style-name="P2"/>
      <text:p text:style-name="P2"/>
      <text:p text:style-name="P3">July TBRU Presentation Notes:</text:p>
      <text:p text:style-name="P6"><text:span text:style-name="T2">add the summary findings of Mehdi's network propagation as the intro (or see if Mehdi can present it at the start)</text:span> </text:p>
      <text:list xml:id="list1887787204" text:style-name="L1">
        <text:list-item>
          <text:p text:style-name="P4"><text:span text:style-name="T2">provide 1 slide each for the PPI and CRISPRKD datasets so people can understand what the data is (even today, not everyone knew what these datasets were)</text:span> </text:p>
        </text:list-item>
        <text:list-item>
          <text:p text:style-name="P4"><text:span text:style-name="T2">provide the rationale/study design and hypothesis for your network analysis. </text:span><text:span text:style-name="T3">S</text:span><text:span text:style-name="T2">tate some gaps in knowledge that you are addresssing. you have some of this in the intro slides in the current slide set.</text:span> </text:p>
        </text:list-item>
        <text:list-item>
          <text:p text:style-name="P4"><text:span text:style-name="T2">provide a methods slide which outlines your approach</text:span> </text:p>
        </text:list-item>
        <text:list-item>
          <text:p text:style-name="P4"><text:span text:style-name="T2">for each Results slide: add a header that summarizes the main conclusions.  if you don't have main conclusion, consider whether or not to include that data</text:span> </text:p>
        </text:list-item>
        <text:list-item>
          <text:p text:style-name="P4"><text:span text:style-name="T2">add a summary slide on your main findings</text:span> </text:p>
        </text:list-item>
        <text:list-item>
          <text:p text:style-name="P5"><text:span text:style-name="T2">and future direction</text:span><text:span text:style-name="T4"> was collected </text:span></text:p>
        </text:list-item>
      </text:list>
      <text:p text:style-name="P26">PPI SLIDE – H<text:span text:style-name="T7">uman h</text:span>ost proteins interacting with TB-secreted factors were quantified with AP-MS by Krogan lab. <text:span text:style-name="T5">Mtb-secreted factors </text:span>were expressed in HEK 293T cells, <text:span text:style-name="T5">purified, and reacted with </text:span><text:span text:style-name="T6">U937 </text:span><text:span text:style-name="T5">macrophage lysate in an in-vitro binding reaction before AP-MS.</text:span> Interactors with a MIST score greater than 0.7 were considered significant—MIST is a composite score of specificity, reproducibility, and (relative <text:span text:style-name="T5">abundance</text:span>?), prioritized in that order. </text:p>
      <text:p text:style-name="P27">CRISPR KD SLIDE – Mouse macrophage cells were grown up and a whole genome crispr screen was performed to sort the cells by sub cellular immune signaling phenotype. Crispr KO was performed to investigate IFNb expression and crispr KD was performed for TNAF x iNOS expression. KO/KDs were</text:p>
      <text:p text:style-name="P7">LRRK2</text:p>
      <text:p text:style-name="P8">~Crispr KD/KOs – AIFM1, MYL12B, AP2M1, LAS1L ~</text:p>
      <text:p text:style-name="P8">AIFM1<text:span text:style-name="T9">(iNOS- -1.5)</text:span>- twin roles as pro-apoptotic factor that inhibits translation via EIF3G and activates caspaces and also as an <text:span text:style-name="T8">mitochondrial membrane protein involved in importing and folding ETC proteins </text:span></text:p>
      <text:p text:style-name="P9">MYL12B <text:span text:style-name="T9">(iNOS- -2.0)</text:span>- MyosinII support protein, its phosphorylation polymerizes actin, in macrophage <text:span text:style-name="T11">may play a role</text:span> in locomotion and/<text:span text:style-name="T11">or</text:span> phagocytosis, </text:p>
      <text:p text:style-name="P9">AP2M1 <text:span text:style-name="T9">(iNOS- -2.9)</text:span>- vescicle coat protein, part of AP-2 complex that fuses vesicles with endosome, <text:span text:style-name="T10">reqd for vacuolar ATPase proton pump and acidification of lysosome,</text:span> <text:span text:style-name="T10">interacts </text:span><text:span text:style-name="T11">with</text:span><text:span text:style-name="T10"> </text:span><text:span text:style-name="T11">(probably sequesters/digests)</text:span><text:span text:style-name="T10"> immune checkpoint protein CTLA-4 a neg regulator of t cell activation </text:span><text:span text:style-name="T11">and found in m2 macrophages (not m1macrophages that respond to infection, might convert m1 to m2 macrophages)</text:span></text:p>
      <text:p text:style-name="P10">LAS1L (iNOS+ 2.8)- supporting protein involved in processing ribosomal subunits</text:p>
      <text:p text:style-name="P8">~PE25 Interactor – ARL8B~</text:p>
      <text:p text:style-name="P11">Arf gtpase involved in late endosome-lysosome fusion. Recruits HOPS complex subunits to endosome.</text:p>
      <text:p text:style-name="P8">~PPE11 Interactor – MOGS~</text:p>
      <text:p text:style-name="P12"><text:span text:style-name="T12">Enzyme in N-glycosylation protein-tagging system found in ER. </text:span></text:p>
      <text:p text:style-name="P8">~ESAT6 Interactors - RAB1A and RAB1B~</text:p>
      <text:p text:style-name="P13">Small GTPases necessary for vesicle formation and function</text:p>
      <text:p text:style-name="P14">Slide Notes:</text:p>
      <text:p text:style-name="P21">The data:</text:p>
      <text:p text:style-name="P24">we have these 2 experimental datasets with a close biological relationship <text:span text:style-name="T15">and particular functional significance. Interactors of TB-secreted proteins and genes that are necessaryfor <text:s/>or supplementary to certain subcellular immune phenotypes in the presence of TB infection.</text:span></text:p>
      <text:p text:style-name="P21">Pathways how and why:</text:p>
      <text:p text:style-name="P24"/>
      <text:p text:style-name="P25">where np is interested in having the broadest network possible the shortest path analysis favors a moe discriminating thresh</text:p>
      <text:p text:style-name="P19">dataset of origin:</text:p>
      <text:p text:style-name="P17">This network is colored by the network propagation results based on the clinical data.</text:p>
      <text:p text:style-name="P15"><text:span text:style-name="T13">scaled by betweenness:</text:span> </text:p>
      <text:p text:style-name="P16">a measure of each gene’s position in the topography of this new network, we use it to pick out linker genes of particular interest</text:p>
      <text:p text:style-name="P19">scaled by number of shortest paths:</text:p>
      <text:p text:style-name="P17">similar to degree, but a literal count of the number of paths that involve that gene. Like betweenness a useful way to find especially important linker genes in this subnetwork</text:p>
      <text:p text:style-name="P20">ESX-1 paths:</text:p>
      <text:p text:style-name="P18">ESX-1 secretory system is a large system of secreted factors in TB and their membrane bound pump. These proteins are thought to be necessary for autophagocytosis arrest and perforation of the vesicle membrane. The proteins are mutually codependant for the functioning of the pump and thus secretion from the bacterium, which makes it very difficult to functionally assay the role of individual proteins. Combining PPI data with a bioinformatic approach like this seems especially promising.</text:p>
      <text:p text:style-name="P20">LRRK2 Interactors:</text:p>
      <text:p text:style-name="P23">LRRK2 is of particular interest because it <text:span text:style-name="T14">has high normalized betweenness and is involved in many of the constituent shortest paths of the network.</text:span> <text:span text:style-name="T14">Even more interesting, it </text:span>serves as a linker gene in the pathways of multiple ESX-1 secreted proteins… </text:p>
      <text:p text:style-name="P22"><text:soft-page-break/>Th<text:span text:style-name="T14">ree</text:span> of PPI interactors it connects are <text:span text:style-name="T14">small gtpases ARL8B, Rab1A, and Rab1B involved in the maturation of the endosome, and the broader network of LRRK2 and these secreted proteins has many membrane proteins of the mitochondria and lysosome. This small network revealed in the larger shortest path analysis is one of the places we’re <text:s/>thinking of directing further analysis</text:span></text:p>
      <text:p text:style-name="P20"/>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08T00:04:20.936000000</dc:date>
    <meta:editing-duration>P1DT6H2M47S</meta:editing-duration>
    <meta:editing-cycles>2</meta:editing-cycles>
    <meta:generator>LibreOffice/7.3.4.2$Windows_X86_64 LibreOffice_project/728fec16bd5f605073805c3c9e7c4212a0120dc5</meta:generator>
    <meta:document-statistic meta:table-count="0" meta:image-count="0" meta:object-count="0" meta:page-count="4" meta:paragraph-count="43" meta:word-count="819" meta:character-count="5300" meta:non-whitespace-character-count="4507"/>
  </office:meta>
</office:document-meta>
</file>